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rsid="00066b26" officeooo:paragraph-rsid="00066b26"/>
    </style:style>
    <style:style style:name="T1" style:family="text">
      <style:text-properties officeooo:rsid="0002a0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produtos (nome, marca, peso, preco, variacao, medida, cat_id, estoque) VALUES</text:p>
      <text:p text:style-name="P1"><text:s text:c="4"/>('Arroz', 'Tio João', '1', 6.00, NULL, 'kg', 1, 50),</text:p>
      <text:p text:style-name="P1"><text:s text:c="4"/>('Feijão-preto', 'Kicaldo', '1', 10.00, 'preto', 'kg', 1, 50),</text:p>
      <text:p text:style-name="P1"><text:s text:c="4"/>('Feijão branco', 'Camil', '1', 12.00, 'branco', 'kg', 1, 50),</text:p>
      <text:p text:style-name="P1"><text:s text:c="4"/>('Feijão-carioca', 'Kicaldo', '1', 8.00, 'carioca', 'kg', 1, 50),</text:p>
      <text:p text:style-name="P1"><text:s text:c="4"/>('Farinha de trigo', 'Dona Benta', '1', 6.00, NULL, 'kg', 1, 50),</text:p>
      <text:p text:style-name="P1"><text:s text:c="4"/>('Farinha de mandioca', 'Yoki', '1', 7.00, NULL, 'kg', 1, 50),</text:p>
      <text:p text:style-name="P1"><text:s text:c="4"/>('Farofa de mandioca pronta', 'Yoki', '500', 10.00, NULL, 'g', 1, 50),</text:p>
      <text:p text:style-name="P1"><text:s text:c="4"/>('Polvilho azedo', 'Amafil', '1', 12.00, 'azedo', 'kg', 1, 50),</text:p>
      <text:p text:style-name="P1"><text:s text:c="4"/>('Polvilho doce', 'Amafil', '1', 12.00, 'doce', 'kg', 1, 50),</text:p>
      <text:p text:style-name="P1"><text:s text:c="4"/>('Milho verde', 'Quero', '1', 8.00, NULL, 'kg', 1, 50),</text:p>
      <text:p text:style-name="P1"><text:s text:c="4"/>('Óleo de soja', 'Soya', '900', 8.00, <text:span text:style-name="T1">de soja</text:span>, NULL, 'ml', 1, 50),</text:p>
      <text:p text:style-name="P1"><text:s text:c="4"/>('Vinagre de álcool', 'Castelo', '750', 5.00, '<text:span text:style-name="T1">de </text:span>álcool', 'ml', 1, 50),</text:p>
      <text:p text:style-name="P1"><text:s text:c="4"/>('Condimento tempero baiano', 'Kitano', '100', 6.00, ,NULL, 'g', 1, 50),</text:p>
      <text:p text:style-name="P1"><text:s text:c="4"/>('Pimenta-do-reino', 'Kitano', '50', 5.00, NULL, 'g', 1, 50),</text:p>
      <text:p text:style-name="P1"><text:s text:c="4"/>('Páprica', 'Kitano', '50', 8.00, NULL, 'g', 1, 50),</text:p>
      <text:p text:style-name="P1"><text:s text:c="4"/>('Cominho', 'Kitano', '50', 5.00, NULL, 'g', 1, 50),</text:p>
      <text:p text:style-name="P1"><text:s text:c="4"/>('Orégano', 'Kitano', '30', 4.00, NULL, 'g', 1, 50),</text:p>
      <text:p text:style-name="P1"><text:s text:c="4"/>('Alecrim', 'Kitano', '30', 5.00, NULL, 'g', 1, 50),</text:p>
      <text:p text:style-name="P1"><text:s text:c="4"/>('Tomilho', 'Kitano', '30', 5.00, NULL, 'g', 1, 50),</text:p>
      <text:p text:style-name="P1"><text:s text:c="4"/>('Manjericão', 'Kitano', '30', 5.00, NULL, 'g', 1, 50),</text:p>
      <text:p text:style-name="P1"><text:s text:c="4"/>('Noz-moscada', 'Kitano', '30', 8.00, NULL, 'g', 1, 50),</text:p>
      <text:p text:style-name="P1"><text:s text:c="4"/>('Canela', 'Kitano', '50', 6.00, NULL, 'g', 1, 50),</text:p>
      <text:p text:style-name="P1"><text:s text:c="4"/>('Cravo-da-índia', 'Kitano', '50', 6.00, NULL, 'g', 1, 50),</text:p>
      <text:p text:style-name="P1"><text:s text:c="4"/>('Curry', 'Kitano', '50', 8.00, NULL, 'g', 1, 50),</text:p>
      <text:p text:style-name="P1"><text:s text:c="4"/>('Gengibre em pó', 'Kitano', '50', 7.00, 'em pó', 'g', 1, 50),</text:p>
      <text:p text:style-name="P1"><text:s text:c="4"/>('Coentro', 'Kitano', '50', 5.00, NULL, 'g', 1, 50),</text:p>
      <text:p text:style-name="P1"><text:s text:c="4"/>('Mostarda em pó', 'Kitano', '50', 6.00, ‘<text:span text:style-name="T1">em pó</text:span>’,NULL, 'g', 1, 50),</text:p>
      <text:p text:style-name="P1"><text:s text:c="4"/>('Açafrão', 'Kitano', '50', 8.00, NULL, 'g', 1, 50),</text:p>
      <text:p text:style-name="P1"><text:s text:c="4"/>('Café', 'Pilão', '500', 15.00, NULL, 'g', 1, 50),</text:p>
      <text:p text:style-name="P1"><text:s text:c="4"/>('Açúcar de confeiteiro', 'União', '500', 7.00, '<text:span text:style-name="T1">de </text:span>confeiteiro', 'g', 1, 50),</text:p>
      <text:p text:style-name="P1"><text:s text:c="4"/>('Açúcar refinado', 'União', '1', 5.00, 'refinado', 'kg', 1, 50),</text:p>
      <text:p text:style-name="P1"><text:s text:c="4"/>('Açúcar cristal', 'União', '1', 5.00, 'cristal', 'kg', 1, 50),</text:p>
      <text:p text:style-name="P1"><text:s text:c="4"/>('Açúcar demerara', 'União', '1', 7.00, 'demerara', 'kg', 1, 50),</text:p>
      <text:p text:style-name="P1"><text:s text:c="4"/>('Açúcar mascavo', 'União', '1', 8.00, 'mascavo', 'kg', 1, 50),</text:p>
      <text:p text:style-name="P1"><text:s text:c="4"/>('Cevada', '3 Corações', '1', 10.00, NULL, 'kg', 1, 50),</text:p>
      <text:p text:style-name="P1"><text:s text:c="4"/>('Salgadinho sabor queijo', 'Elma Chips', '100', 4.00, 'queijo', 'g', 1, 50),</text:p>
      <text:p text:style-name="P1"><text:s text:c="4"/>('Amendoim cru', 'Yoki', '1', 15.00, 'cru', 'kg', 1, 50),</text:p>
      <text:p text:style-name="P1"><text:s text:c="4"/>('Amendoim sem pele assado', 'Yoki', '1', 17.00, 'sem pele', 'kg', 1, 50),</text:p>
      <text:p text:style-name="P1"><text:s text:c="4"/>('Amendoim com pele assado', 'Yoki', '1', 16.00, 'com pele', 'kg', 1, 50),</text:p>
      <text:p text:style-name="P1"><text:s text:c="4"/>('Amendoim japonês', 'Yoki', '200', 10.00, 'japonês', 'g', 1, 50),</text:p>
      <text:p text:style-name="P1"><text:s text:c="4"/>('Amendoim temperado', 'Yoki', '200', 10.00, 'temperado', 'g', 1, 50),</text:p>
      <text:p text:style-name="P1"><text:s text:c="4"/>('Molho de tomate em sachê', 'Elefante', '340', 4.00, ‘<text:span text:style-name="T1">em sashe</text:span>’,NULL, 'g', 1, 50),</text:p>
      <text:p text:style-name="P1"><text:s text:c="4"/>('Fermento biológico seco', 'Fermix', '10', 3.00, 'biológico seco', 'g', 1, 50),</text:p>
      <text:p text:style-name="P1"><text:s text:c="4"/>('Fermento em pó', 'Royal', '100', 4.00, 'em pó', 'g', 1, 50),</text:p>
      <text:p text:style-name="P1"><text:s text:c="4"/>('Farinha de rosca', 'Dona Benta', '500', 7.00, NULL, 'g', 1, 50),</text:p>
      <text:p text:style-name="P1"><text:s text:c="4"/>('Biscoito salgado quadrado', 'Marilan', '200', 5.00, NULL, 'g', 1, 50),</text:p>
      <text:p text:style-name="P1"><text:s text:c="4"/>('Biscoito doce redondo', 'Marilan', '200', 6.00, NULL, 'g', 1, 50),</text:p>
      <text:p text:style-name="P1"><text:s text:c="4"/>('Pão de forma', 'Wickbold', '500', 10.00, NULL, 'g', 1, 50),</text:p>
      <text:p text:style-name="P1"><text:s text:c="4"/>('Massa de bolo pronta sabor chocolate', 'Dona Benta', '400', 12.00, <text:span text:style-name="T1">chocolate</text:span>,NULL, 'g', 1, 50),</text:p>
      <text:p text:style-name="P1"><text:soft-page-break/><text:s text:c="4"/>('Leite UHT integral', 'Parmalat', '1', 5.00, 'integral', 'L', 1, 50),</text:p>
      <text:p text:style-name="P1"><text:s text:c="4"/>('Leite em pó', 'Ninho', '400', 15.00, 'em pó', 'g', 1, 50),</text:p>
      <text:p text:style-name="P1"><text:s text:c="4"/>('Adoçante', 'Linea', '50', 6.00, NULL, 'ml', 1, 50),</text:p>
      <text:p text:style-name="P1"><text:s text:c="4"/>('Maionese', 'Hellmanns', '500', 10.00, NULL, 'g', 1, 50),</text:p>
      <text:p text:style-name="P1"><text:s text:c="4"/>('Macarrão instantâneo ensacado sabor galinha', 'Nissin', '85', 2.50, '<text:span text:style-name="T1">sabor </text:span>galinha', 'g', 1, 50),</text:p>
      <text:p text:style-name="P1"><text:s text:c="4"/>('Macarrão instantâneo em copo', 'Nissin', '70', 4.00, NULL, 'g', 1, 50),</text:p>
      <text:p text:style-name="P1"><text:s text:c="4"/>('Suco em pó solúvel sabor abacaxi', 'Tang', '200', 7.00, 'abacaxi', 'g', 1, 50),</text:p>
      <text:p text:style-name="P1"><text:s text:c="4"/>('Tempero em pó sabor carne', 'Arisco', '100', 5.00, 'carne', 'g', 1, 50),</text:p>
      <text:p text:style-name="P1"><text:s text:c="4"/>('Tempero em cubos sabor galinha', 'Knorr', '100', 5.00, 'galinha', 'g', 1, 50),</text:p>
      <text:p text:style-name="P1"><text:s text:c="4"/>('Tempero em cubos sabor boi', 'Knorr', '100', 5.00, 'boi', 'g', 1, 50);</text:p>
      <text:p text:style-name="Standard"/>
      <text:p text:style-name="Standard">INSERT INTO produtos (nome, variacao, preco, medida, peso, estoque, cat_id) VALUES</text:p>
      <text:p text:style-name="Standard"><text:s text:c="4"/>('Banana prata', 'prata', 5.50, 'kg', 1, 50, 3),</text:p>
      <text:p text:style-name="Standard"><text:s text:c="4"/>('Banana nanica', 'nanica', 4.80, 'kg', 1, 50, 3),</text:p>
      <text:p text:style-name="Standard"><text:s text:c="4"/>('Banana da terra', 'da terra', 7.50, 'kg', 1, 50, 3),</text:p>
      <text:p text:style-name="Standard"><text:s text:c="4"/>('Banana figo', 'figo', 6.50, 'kg', 1, 50, 3),</text:p>
      <text:p text:style-name="Standard"><text:s text:c="4"/>('Banana maçã', 'maçã', 6.90, 'kg', 1, 50, 3),</text:p>
      <text:p text:style-name="Standard"><text:s text:c="4"/>('Manga espada', 'espada', 3.50, 'kg', 1, 50, 3),</text:p>
      <text:p text:style-name="Standard"><text:s text:c="4"/>('Manga rosa', 'rosa', 4.00, 'kg', 1, 50, 3),</text:p>
      <text:p text:style-name="Standard"><text:s text:c="4"/>('Abacaxi', NULL, 7.00, 'unidade', NULL, 50, 3),</text:p>
      <text:p text:style-name="Standard"><text:s text:c="4"/>('Mamão', NULL, 5.00, 'kg', 1, 50, 3),</text:p>
      <text:p text:style-name="Standard"><text:s text:c="4"/>('Maracujá', NULL, 8.50, 'kg', 1, 50, 3),</text:p>
      <text:p text:style-name="Standard"><text:s text:c="4"/>('Goiaba', NULL, 6.50, 'kg', 1, 50, 3),</text:p>
      <text:p text:style-name="Standard"><text:s text:c="4"/>('Coco', NULL, 6.00, 'unidade', NULL, 50, 3),</text:p>
      <text:p text:style-name="Standard"><text:s text:c="4"/>('Caju', NULL, 9.00, 'kg', 1, 50, 3),</text:p>
      <text:p text:style-name="Standard"><text:s text:c="4"/>('Melancia', NULL, 3.00, 'kg', 1, 50, 3),</text:p>
      <text:p text:style-name="Standard"><text:s text:c="4"/>('Melão', NULL, 5.50, 'kg', 1, 50, 3),</text:p>
      <text:p text:style-name="Standard"><text:s text:c="4"/>('Maçã verde', 'verde', 12.00, 'kg', 1, 50, 3),</text:p>
      <text:p text:style-name="Standard"><text:s text:c="4"/>('Maçã vermelha', 'vermelha', 10.00, 'kg', 1, 50, 3),</text:p>
      <text:p text:style-name="Standard"><text:s text:c="4"/>('Pera', NULL, 13.50, 'kg', 1, 50, 3),</text:p>
      <text:p text:style-name="Standard"><text:s text:c="4"/>('Uva verde', 'verde', 15.00, 'kg', 1, 50, 3),</text:p>
      <text:p text:style-name="Standard"><text:s text:c="4"/>('Uva roxa', 'roxa', 14.50, 'kg', 1, 50, 3),</text:p>
      <text:p text:style-name="Standard"><text:s text:c="4"/>('Morango', NULL, 12.00, 'kg', 1, 50, 3),</text:p>
      <text:p text:style-name="Standard"><text:s text:c="4"/>('Laranja', NULL, 4.50, 'kg', 1, 50, 3),</text:p>
      <text:p text:style-name="Standard"><text:s text:c="4"/>('Limão Taiti', 'Taiti', 3.80, 'kg', 1, 50, 3),</text:p>
      <text:p text:style-name="Standard"><text:s text:c="4"/>('Tangerina', NULL, 6.00, 'kg', 1, 50, 3),</text:p>
      <text:p text:style-name="Standard"><text:s text:c="4"/>('Batata', NULL, 5.00, 'kg', 1, 50, 3),</text:p>
      <text:p text:style-name="Standard"><text:s text:c="4"/>('Batata-doce', 'doce', 4.50, 'kg', 1, 50, 3),</text:p>
      <text:p text:style-name="Standard"><text:s text:c="4"/>('Cenoura', NULL, 5.50, 'kg', 1, 50, 3),</text:p>
      <text:p text:style-name="Standard"><text:s text:c="4"/>('Beterraba', NULL, 5.80, 'kg', 1, 50, 3),</text:p>
      <text:p text:style-name="Standard"><text:s text:c="4"/>('Tomate', NULL, 7.50, 'kg', 1, 50, 3),</text:p>
      <text:p text:style-name="Standard"><text:s text:c="4"/>('Abóbora', NULL, 4.00, 'kg', 1, 50, 3),</text:p>
      <text:p text:style-name="Standard"><text:s text:c="4"/>('Chuchu', NULL, 3.50, 'kg', 1, 50, 3),</text:p>
      <text:p text:style-name="Standard"><text:s text:c="4"/>('Pepino', NULL, 4.20, 'kg', 1, 50, 3),</text:p>
      <text:p text:style-name="Standard"><text:s text:c="4"/>('Berinjela', NULL, 6.00, 'kg', 1, 50, 3),</text:p>
      <text:p text:style-name="Standard"><text:s text:c="4"/>('Pimentão verde', 'verde', 7.00, 'kg', 1, 50, 3),</text:p>
      <text:p text:style-name="Standard"><text:s text:c="4"/>('Pimentão amarelo', 'amarelo', 9.50, 'kg', 1, 50, 3),</text:p>
      <text:p text:style-name="Standard"><text:s text:c="4"/>('Pimentão vermelho', 'vermelho', 10.00, 'kg', 1, 50, 3),</text:p>
      <text:p text:style-name="Standard"><text:s text:c="4"/>('Quiabo', NULL, 8.00, 'kg', 1, 50, 3),</text:p>
      <text:p text:style-name="Standard"><text:s text:c="4"/>('Cebola roxa', 'roxa', 6.50, 'kg', 1, 50, 3),</text:p>
      <text:p text:style-name="Standard"><text:s text:c="4"/>('Cebola branca', 'branca', 5.50, 'kg', 1, 50, 3),</text:p>
      <text:p text:style-name="Standard"><text:soft-page-break/><text:s text:c="4"/>('Cebola amarela', 'amarela', 6.00, 'kg', 1, 50, 3),</text:p>
      <text:p text:style-name="Standard"><text:s text:c="4"/>('Alho', NULL, 30.00, 'kg', 1, 50, 3),</text:p>
      <text:p text:style-name="Standard"><text:s text:c="4"/>('Couve-flor', NULL, 9.00, 'unidade', NULL, 50, 3),</text:p>
      <text:p text:style-name="Standard"><text:s text:c="4"/>('Brócolis', NULL, 10.00, 'unidade', NULL, 50, 3),</text:p>
      <text:p text:style-name="Standard"><text:s text:c="4"/>('Repolho', NULL, 6.50, 'unidade', NULL, 50, 3),</text:p>
      <text:p text:style-name="Standard"><text:s text:c="4"/>('Alface', NULL, 4.00, 'unidade', NULL, 50, 3),</text:p>
      <text:p text:style-name="Standard"><text:s text:c="4"/>('Coentro', NULL, 2.50, 'maço', NULL, 50, 3),</text:p>
      <text:p text:style-name="Standard"><text:s text:c="4"/>('Cebolinha', NULL, 3.00, 'maço', NULL, 50, 3);</text:p>
      <text:p text:style-name="Standard"/>
      <text:p text:style-name="Standard"/>
      <text:p text:style-name="P2">Duplicar produtos e depois editar campos peso e preço</text:p>
      <text:p text:style-name="Standard">-- 1. Inserir cópias dos produtos existentes (duplicando-os)</text:p>
      <text:p text:style-name="Standard">INSERT INTO produtos (nome, marca, peso, preco)</text:p>
      <text:p text:style-name="Standard">SELECT nome, marca, 0, 0</text:p>
      <text:p text:style-name="Standard">FROM produtos</text:p>
      <text:p text:style-name="Standard">WHERE nome IN (</text:p>
      <text:p text:style-name="Standard"><text:s text:c="4"/>'Arroz branco', 'Feijão-preto', 'Feijão branco', 'Feijão-carioca',</text:p>
      <text:p text:style-name="Standard"><text:s text:c="4"/>'Farinha de trigo', 'Farinha de mandioca', 'Polvilho azedo', 'Polvilho doce',</text:p>
      <text:p text:style-name="Standard"><text:s text:c="4"/>'Açúcar refinado', 'Açúcar cristal', 'Açúcar demerara', 'Açúcar mascavo',</text:p>
      <text:p text:style-name="Standard"><text:s text:c="4"/>'Cevada', 'Amendoim cru', 'Amendoim sem pele assado', 'Amendoim com pele assado',</text:p>
      <text:p text:style-name="Standard"><text:s text:c="4"/>'Farinha de rosca', 'Leite em pó', 'Macarrão instantâneo sabor galinha', 'Macarrão instantâneo em copo'</text:p>
      <text:p text:style-name="Standard">);</text:p>
      <text:p text:style-name="Standard"/>
      <text:p text:style-name="Standard">-- 2. Atualizar os produtos duplicados com os novos pesos e preços</text:p>
      <text:p text:style-name="Standard">UPDATE produtos p1</text:p>
      <text:p text:style-name="Standard">JOIN (</text:p>
      <text:p text:style-name="Standard"><text:s text:c="4"/>SELECT </text:p>
      <text:p text:style-name="Standard"><text:s text:c="8"/>nome,</text:p>
      <text:p text:style-name="Standard"><text:s text:c="8"/>ROW_NUMBER() OVER (PARTITION BY nome ORDER BY id) AS row_num <text:s/>-- Assumindo que há um ID único</text:p>
      <text:p text:style-name="Standard"><text:s text:c="4"/>FROM produtos</text:p>
      <text:p text:style-name="Standard"><text:s text:c="4"/>WHERE nome IN (</text:p>
      <text:p text:style-name="Standard"><text:s text:c="8"/>'Arroz branco', 'Feijão-preto', 'Feijão branco', 'Feijão-carioca',</text:p>
      <text:p text:style-name="Standard"><text:s text:c="8"/>'Farinha de trigo', 'Farinha de mandioca', 'Polvilho azedo', 'Polvilho doce',</text:p>
      <text:p text:style-name="Standard"><text:s text:c="8"/>'Açúcar refinado', 'Açúcar cristal', 'Açúcar demerara', 'Açúcar mascavo',</text:p>
      <text:p text:style-name="Standard"><text:s text:c="8"/>'Cevada', 'Amendoim cru', 'Amendoim sem pele assado', 'Amendoim com pele assado',</text:p>
      <text:p text:style-name="Standard"><text:s text:c="8"/>'Farinha de rosca', 'Leite em pó', 'Macarrão instantâneo sabor galinha', 'Macarrão instantâneo em copo'</text:p>
      <text:p text:style-name="Standard"><text:s text:c="4"/>)</text:p>
      <text:p text:style-name="Standard">) p2 ON p1.nome = p2.nome</text:p>
      <text:p text:style-name="Standard">JOIN (</text:p>
      <text:p text:style-name="Standard"><text:s text:c="4"/>SELECT </text:p>
      <text:p text:style-name="Standard"><text:s text:c="8"/>ROW_NUMBER() OVER () AS idx,</text:p>
      <text:p text:style-name="Standard"><text:s text:c="8"/>peso,</text:p>
      <text:p text:style-name="Standard"><text:s text:c="8"/>preco</text:p>
      <text:p text:style-name="Standard"><text:s text:c="4"/>FROM (VALUES</text:p>
      <text:p text:style-name="Standard"><text:s text:c="8"/>(2.00, 12.00), (2.00, 20.00), (2.00, 24.00), (2.00, 16.00),</text:p>
      <text:p text:style-name="Standard"><text:s text:c="8"/>(2.00, 12.00), (2.00, 14.00), (2.00, 24.00), (2.00, 24.00),</text:p>
      <text:p text:style-name="Standard"><text:s text:c="8"/>(2.00, 10.00), (2.00, 10.00), (2.00, 14.00), (2.00, 16.00),</text:p>
      <text:p text:style-name="Standard"><text:s text:c="8"/>(2.00, 20.00), (2.00, 30.00), (2.00, 34.00), (2.00, 32.00),</text:p>
      <text:p text:style-name="Standard"><text:s text:c="8"/>(1.00, 14.00), (0.80, 30.00), (0.17, 5.00), (0.14, 8.00)</text:p>
      <text:p text:style-name="Standard"><text:soft-page-break/><text:s text:c="4"/>) AS valores(peso, preco)</text:p>
      <text:p text:style-name="Standard">) p3 ON p2.row_num = p3.idx</text:p>
      <text:p text:style-name="Standard">SET p1.peso = p3.peso, p1.preco = p3.preco</text:p>
      <text:p text:style-name="Standard">WHERE p2.row_num &gt; 1; <text:s/>-- Atualiza apenas as cópias (não os originai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5:43:51.174000000</meta:creation-date>
    <dc:date>2025-03-25T13:52:35.620000000</dc:date>
    <meta:editing-duration>PT1H46M9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50" meta:word-count="1214" meta:character-count="8467" meta:non-whitespace-character-count="6807"/>
  </office:meta>
</office:document-meta>
</file>